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3f173" officeooo:paragraph-rsid="0023f173"/>
    </style:style>
    <style:style style:name="T1" style:family="text">
      <style:text-properties officeooo:rsid="00205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</text:p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3-12T23:09:47.815172679</dc:date>
    <meta:editing-duration>PT58M7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43" meta:word-count="50" meta:character-count="435" meta:non-whitespace-character-count="428"/>
  </office:meta>
</office:document-meta>
</file>